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3900000207B0AD2CE2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53cm" svg:height="7.619cm" svg:x="0.275cm" svg:y="0.248cm">
          <draw:image xlink:href="Pictures/200000020000023900000207B0AD2CE2.eps" xlink:type="simple" xlink:show="embed" xlink:actuate="onLoad">
            <text:p/>
          </draw:image>
        </draw:frame>
        <draw:frame draw:style-name="gr2" draw:layer="layout" svg:width="0.493cm" svg:height="0.356cm" svg:x="1.06cm" svg:y="3.7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93cm" svg:height="0.356cm" svg:x="1.06cm" svg:y="3.3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93cm" svg:height="0.356cm" svg:x="1.06cm" svg:y="2.1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172cm" svg:height="0.435cm" svg:x="0.352cm" svg:y="4.19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43cm" svg:height="0.444cm" svg:x="8.12cm" svg:y="1.3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82cm" svg:height="0.444cm" svg:x="0.41cm" svg:y="2.79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1" draw:layer="layout" svg:width="0.254cm" svg:height="1.905cm" svg:x="0.918cm" svg:y="2.15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381cm" svg:height="1.143cm" svg:x="7.747cm" svg:y="1.1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1.59cm" svg:height="0.802cm" svg:x="4.125cm" svg:y="0.254cm">
          <draw:text-box>
            <text:p><text:span text:style-name="T1">حافظہ۔</text:span><text:span text:style-name="T1">1</text:span></text:p>
          </draw:text-box>
        </draw:frame>
        <draw:frame draw:style-name="gr4" draw:text-style-name="P2" draw:layer="layout" svg:width="1.59cm" svg:height="0.802cm" svg:x="4.125cm" svg:y="2.627cm">
          <draw:text-box>
            <text:p><text:span text:style-name="T1">حافظہ۔</text:span><text:span text:style-name="T1">0</text:span></text:p>
          </draw:text-box>
        </draw:frame>
        <draw:frame draw:style-name="gr2" draw:layer="layout" svg:width="0.527cm" svg:height="0.356cm" svg:x="7.22cm" svg:y="2.03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527cm" svg:height="0.356cm" svg:x="7.239cm" svg:y="1.67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27cm" svg:height="0.356cm" svg:x="7.22cm" svg:y="1.34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527cm" svg:height="0.356cm" svg:x="7.22cm" svg:y="1.04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788cm" svg:height="0.435cm" svg:x="4.699cm" svg:y="2.15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814cm" svg:height="0.444cm" svg:x="4.721cm" svg:y="4.50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1.172cm" svg:height="0.435cm" svg:x="0.381cm" svg:y="6.93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643cm" svg:height="0.444cm" svg:x="8.12cm" svg:y="6.12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" draw:text-style-name="P1" draw:layer="layout" svg:width="0.381cm" svg:height="1.143cm" svg:x="7.747cm" svg:y="5.8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0.527cm" svg:height="0.356cm" svg:x="7.22cm" svg:y="6.75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527cm" svg:height="0.356cm" svg:x="7.239cm" svg:y="6.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527cm" svg:height="0.356cm" svg:x="7.22cm" svg:y="6.06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527cm" svg:height="0.356cm" svg:x="7.22cm" svg:y="5.76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493cm" svg:height="0.356cm" svg:x="1.031cm" svg:y="6.50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493cm" svg:height="0.356cm" svg:x="1.031cm" svg:y="6.12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493cm" svg:height="0.356cm" svg:x="1.031cm" svg:y="5.7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0.482cm" svg:height="0.444cm" svg:x="0.381cm" svg:y="5.96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3" draw:text-style-name="P1" draw:layer="layout" svg:width="0.254cm" svg:height="1.143cm" svg:x="0.889cm" svg:y="5.7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0.937cm" svg:height="0.911cm" svg:x="7.62cm" svg:y="4.064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4" draw:text-style-name="P4" draw:layer="layout" svg:width="1.2cm" svg:height="0.911cm" svg:x="7.572cm" svg:y="6.963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2" draw:layer="layout" svg:width="0.745cm" svg:height="0.308cm" svg:x="5.478cm" svg:y="0.50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745cm" svg:height="0.308cm" svg:x="5.478cm" svg:y="2.86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745cm" svg:height="0.308cm" svg:x="5.334cm" svg:y="5.2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2" draw:layer="layout" svg:width="1.247cm" svg:height="0.802cm" svg:x="4.318cm" svg:y="5.04cm">
          <draw:text-box>
            <text:p><text:span text:style-name="T1">حافظ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7T12:36:03</dc:date>
    <dc:creator>kkk </dc:creator>
    <meta:generator>LibreOffice/3.3$Linux LibreOffice_project/330m19$Build-401</meta:generator>
    <meta:editing-duration>PT5H21M28S</meta:editing-duration>
    <meta:editing-cycles>25</meta:editing-cycles>
    <meta:document-statistic meta:object-count="35"/>
  </office:meta>
</office:document-meta>
</file>

<file path=Object 1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10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11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12/content.xml><?xml version="1.0" encoding="utf-8"?>
<math xmlns="http://www.w3.org/1998/Math/MathML">
  <semantics>
    <mover accent="true">
      <mi mathvariant="italic">بیدار0</mi>
      <mo>¯</mo>
    </mover>
    <annotation encoding="StarMath 5.0">overline{بیدار0}</annotation>
  </semantics>
</math>
</file>

<file path=Object 13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{پڑھ}/ overline{لکھ}</annotation>
  </semantics>
</math>
</file>

<file path=Object 14/content.xml><?xml version="1.0" encoding="utf-8"?>
<math xmlns="http://www.w3.org/1998/Math/MathML">
  <semantics>
    <mi mathvariant="italic">مواد</mi>
    <annotation encoding="StarMath 5.0">{مواد}</annotation>
  </semantics>
</math>
</file>

<file path=Object 15/content.xml><?xml version="1.0" encoding="utf-8"?>
<math xmlns="http://www.w3.org/1998/Math/MathML">
  <semantics>
    <msub>
      <mi>D</mi>
      <mn>0</mn>
    </msub>
    <annotation encoding="StarMath 5.0">D_0</annotation>
  </semantics>
</math>
</file>

<file path=Object 16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17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18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19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2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20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21/content.xml><?xml version="1.0" encoding="utf-8"?>
<math xmlns="http://www.w3.org/1998/Math/MathML">
  <semantics>
    <msub>
      <mi>A</mi>
      <mn>2</mn>
    </msub>
    <annotation encoding="StarMath 5.0">A_2</annotation>
  </semantics>
</math>
</file>

<file path=Object 22/content.xml><?xml version="1.0" encoding="utf-8"?>
<math xmlns="http://www.w3.org/1998/Math/MathML">
  <semantics>
    <mi mathvariant="italic">پتہ</mi>
    <annotation encoding="StarMath 5.0">پتہ</annotation>
  </semantics>
</math>
</file>

<file path=Object 23/content.xml><?xml version="1.0" encoding="utf-8"?>
<math xmlns="http://www.w3.org/1998/Math/MathML">
  <semantics>
    <mrow>
      <mn>4</mn>
      <mo stretchy="false">×</mo>
      <mn>4</mn>
    </mrow>
    <annotation encoding="StarMath 5.0">4 times 4</annotation>
  </semantics>
</math>
</file>

<file path=Object 24/content.xml><?xml version="1.0" encoding="utf-8"?>
<math xmlns="http://www.w3.org/1998/Math/MathML">
  <semantics>
    <mrow>
      <mn>4</mn>
      <mo stretchy="false">×</mo>
      <mn>4</mn>
    </mrow>
    <annotation encoding="StarMath 5.0">4 times 4</annotation>
  </semantics>
</math>
</file>

<file path=Object 25/content.xml><?xml version="1.0" encoding="utf-8"?>
<math xmlns="http://www.w3.org/1998/Math/MathML">
  <semantics>
    <mrow>
      <mn>8</mn>
      <mo stretchy="false">×</mo>
      <mn>4</mn>
    </mrow>
    <annotation encoding="StarMath 5.0">8 times 4</annotation>
  </semantics>
</math>
</file>

<file path=Object 3/content.xml><?xml version="1.0" encoding="utf-8"?>
<math xmlns="http://www.w3.org/1998/Math/MathML">
  <semantics>
    <msub>
      <mi>A</mi>
      <mn>2</mn>
    </msub>
    <annotation encoding="StarMath 5.0">A_2</annotation>
  </semantics>
</math>
</file>

<file path=Object 4/content.xml><?xml version="1.0" encoding="utf-8"?>
<math xmlns="http://www.w3.org/1998/Math/MathML">
  <semantics>
    <mover accent="true">
      <mi mathvariant="italic">بیدار1</mi>
      <mo>¯</mo>
    </mover>
    <annotation encoding="StarMath 5.0">overline{بیدار1}</annotation>
  </semantics>
</math>
</file>

<file path=Object 5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{پڑھ}/ overline{لکھ}</annotation>
  </semantics>
</math>
</file>

<file path=Object 6/content.xml><?xml version="1.0" encoding="utf-8"?>
<math xmlns="http://www.w3.org/1998/Math/MathML">
  <semantics>
    <mi mathvariant="italic">مواد</mi>
    <annotation encoding="StarMath 5.0">{مواد}</annotation>
  </semantics>
</math>
</file>

<file path=Object 7/content.xml><?xml version="1.0" encoding="utf-8"?>
<math xmlns="http://www.w3.org/1998/Math/MathML">
  <semantics>
    <mi mathvariant="italic">پتہ</mi>
    <annotation encoding="StarMath 5.0">پتہ</annotation>
  </semantics>
</math>
</file>

<file path=Object 8/content.xml><?xml version="1.0" encoding="utf-8"?>
<math xmlns="http://www.w3.org/1998/Math/MathML">
  <semantics>
    <msub>
      <mi>D</mi>
      <mn>0</mn>
    </msub>
    <annotation encoding="StarMath 5.0">D_0</annotation>
  </semantics>
</math>
</file>

<file path=Object 9/content.xml><?xml version="1.0" encoding="utf-8"?>
<math xmlns="http://www.w3.org/1998/Math/MathML">
  <semantics>
    <msub>
      <mi>D</mi>
      <mn>1</mn>
    </msub>
    <annotation encoding="StarMath 5.0">D_1</annotation>
  </semantics>
</math>
</file>